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var font family headings" svg:font-family="'var font family headings', 'var font family headings preset', 'var font-family-title'"/>
    <style:font-face style:name="var font family ui" svg:font-family="'var font family ui', 'var font-family-text'"/>
    <style:font-face style:name="var font-family-meta" svg:font-family="'var font-family-meta'"/>
    <style:font-face style:name="var font-family-pub-headings" svg:font-family="'var font-family-pub-headings'"/>
    <style:font-face style:name="var font-family-text" svg:font-family="'var font-family-text'"/>
    <style:font-face style:name="var font-family-title" svg:font-family="'var font-family-title'"/>
    <style:font-face style:name="Palatino Linotype" svg:font-family="'Palatino Linotype'" style:font-family-generic="roman"/>
    <style:font-face style:name="Lucida Sans1" svg:font-family="'Lucida Sans'" style:font-family-generic="swiss"/>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499cm"/>
      <style:text-properties fo:color="#363737" style:text-underline-style="solid" style:text-underline-width="auto" style:text-underline-color="font-color"/>
    </style:style>
    <style:style style:name="P2" style:family="paragraph" style:parent-style-name="Text_20_body">
      <style:text-properties fo:color="#363737"/>
    </style:style>
    <style:style style:name="P3" style:family="paragraph" style:parent-style-name="Text_20_body">
      <style:paragraph-properties fo:margin-top="0cm" fo:margin-bottom="0cm"/>
    </style:style>
    <style:style style:name="P4" style:family="paragraph" style:parent-style-name="Text_20_body">
      <style:paragraph-properties fo:margin-top="0cm" fo:margin-bottom="0cm"/>
      <style:text-properties fo:color="#363737"/>
    </style:style>
    <style:style style:name="P5" style:family="paragraph" style:parent-style-name="Text_20_body">
      <style:paragraph-properties fo:margin-top="0cm" fo:margin-bottom="0cm"/>
      <style:text-properties fo:color="#363737" style:text-underline-style="solid" style:text-underline-width="auto" style:text-underline-color="font-color"/>
    </style:style>
    <style:style style:name="P6" style:family="paragraph" style:parent-style-name="Text_20_body">
      <style:paragraph-properties fo:margin-top="0cm" fo:margin-bottom="0cm" style:line-height-at-least="0.529cm" fo:text-align="center" style:justify-single-word="false"/>
    </style:style>
    <style:style style:name="P7" style:family="paragraph" style:parent-style-name="Text_20_body">
      <style:paragraph-properties fo:margin-top="0cm" fo:margin-bottom="0cm" fo:padding="0cm" fo:border="none"/>
    </style:style>
    <style:style style:name="P8" style:family="paragraph" style:parent-style-name="Text_20_body">
      <style:paragraph-properties fo:margin-top="0cm" fo:margin-bottom="0cm" style:line-height-at-least="0.529cm" fo:padding="0cm" fo:border="none"/>
      <style:text-properties fo:font-size="10.5pt" fo:letter-spacing="normal"/>
    </style:style>
    <style:style style:name="P9" style:family="paragraph" style:parent-style-name="Text_20_body">
      <style:paragraph-properties fo:margin-top="0cm" fo:margin-bottom="0cm" fo:padding="0cm" fo:border="none"/>
      <style:text-properties fo:color="#363737"/>
    </style:style>
    <style:style style:name="P10" style:family="paragraph" style:parent-style-name="Text_20_body">
      <style:paragraph-properties fo:margin-top="0cm" fo:margin-bottom="0cm" fo:padding="0cm" fo:border="none"/>
      <style:text-properties fo:color="#363737" style:font-name="var font family ui"/>
    </style:style>
    <style:style style:name="P11" style:family="paragraph" style:parent-style-name="Text_20_body">
      <style:paragraph-properties fo:margin-top="0cm" fo:margin-bottom="0cm" fo:padding="0cm" fo:border="none"/>
      <style:text-properties fo:color="#363737" style:text-line-through-style="none" style:font-name="var font-family-meta" style:text-underline-style="none" style:text-blinking="false"/>
    </style:style>
    <style:style style:name="P12" style:family="paragraph" style:parent-style-name="Text_20_body">
      <style:paragraph-properties fo:margin-left="0cm" fo:margin-right="0cm" fo:margin-top="0cm" fo:margin-bottom="0cm" fo:text-indent="0cm" style:auto-text-indent="false"/>
    </style:style>
    <style:style style:name="P13" style:family="paragraph" style:parent-style-name="Text_20_body">
      <style:paragraph-properties fo:margin-left="0cm" fo:margin-right="0cm" fo:margin-top="0cm" fo:margin-bottom="0cm" fo:text-indent="0cm" style:auto-text-indent="false" fo:padding="0cm" fo:border="none"/>
      <style:text-properties fo:color="#363737" style:text-line-through-style="none" style:text-underline-style="none" style:text-blinking="false"/>
    </style:style>
    <style:style style:name="P14" style:family="paragraph" style:parent-style-name="Text_20_body">
      <style:paragraph-properties fo:margin-left="0cm" fo:margin-right="0cm" fo:margin-top="0.212cm" fo:margin-bottom="0.212cm" style:line-height-at-least="0.529cm" fo:text-align="center" style:justify-single-word="false" fo:text-indent="0cm" style:auto-text-indent="false"/>
      <style:text-properties style:font-name="var font family ui" fo:font-size="10.5pt"/>
    </style:style>
    <style:style style:name="P15" style:family="paragraph" style:parent-style-name="Text_20_body">
      <style:paragraph-properties fo:margin-left="0cm" fo:margin-right="0cm" fo:margin-top="0.529cm" fo:margin-bottom="0.529cm" style:line-height-at-least="0.476cm" fo:text-align="center" style:justify-single-word="false" fo:text-indent="0cm" style:auto-text-indent="false" fo:padding="0cm" fo:border="none"/>
    </style:style>
    <style:style style:name="P16" style:family="paragraph" style:parent-style-name="Text_20_body">
      <style:paragraph-properties fo:margin-top="0cm" fo:margin-bottom="0.212cm"/>
    </style:style>
    <style:style style:name="P17" style:family="paragraph" style:parent-style-name="Text_20_body">
      <style:paragraph-properties fo:margin-top="0.212cm" fo:margin-bottom="0.212cm" style:line-height-at-least="0.529cm" fo:text-align="center" style:justify-single-word="false"/>
    </style:style>
    <style:style style:name="P18" style:family="paragraph" style:parent-style-name="Text_20_body">
      <style:paragraph-properties fo:margin-left="0cm" fo:margin-right="0.635cm" fo:margin-top="0.635cm" fo:margin-bottom="0.635cm" style:line-height-at-least="0.582cm" fo:text-align="center" style:justify-single-word="false" fo:text-indent="0cm" style:auto-text-indent="false" fo:padding="0cm" fo:border="none"/>
      <style:text-properties fo:color="#363737" style:text-line-through-style="none" style:font-name="var font family ui" style:text-underline-style="none" style:text-blinking="false"/>
    </style:style>
    <style:style style:name="P19" style:family="paragraph" style:parent-style-name="Heading_20_2">
      <style:paragraph-properties fo:margin-top="0cm" fo:margin-bottom="0cm"/>
    </style:style>
    <style:style style:name="P20" style:family="paragraph" style:parent-style-name="Heading_20_2">
      <style:paragraph-properties fo:margin-top="0cm" fo:margin-bottom="0cm"/>
      <style:text-properties fo:color="#363737"/>
    </style:style>
    <style:style style:name="P21" style:family="paragraph" style:parent-style-name="Heading_20_3">
      <style:paragraph-properties fo:margin-top="0cm" fo:margin-bottom="0cm"/>
    </style:style>
    <style:style style:name="P22" style:family="paragraph" style:parent-style-name="Heading_20_3">
      <style:paragraph-properties fo:margin-top="0cm" fo:margin-bottom="0cm"/>
      <style:text-properties fo:color="#363737"/>
    </style:style>
    <style:style style:name="P23" style:family="paragraph" style:parent-style-name="Heading_20_3">
      <style:paragraph-properties fo:margin-top="0cm" fo:margin-bottom="0cm"/>
      <style:text-properties fo:color="#363737" style:font-name="var font family headings" fo:font-weight="normal"/>
    </style:style>
    <style:style style:name="P24" style:family="paragraph" style:parent-style-name="Heading_20_1">
      <style:paragraph-properties fo:margin-left="0cm" fo:margin-right="0cm" fo:margin-top="0cm" fo:margin-bottom="0cm" fo:text-indent="0cm" style:auto-text-indent="false"/>
      <style:text-properties fo:color="#363737" style:font-name="var font family headings"/>
    </style:style>
    <style:style style:name="T1" style:family="text">
      <style:text-properties fo:color="#363737"/>
    </style:style>
    <style:style style:name="T2" style:family="text">
      <style:text-properties fo:color="#363737" style:font-name="var font-family-pub-headings" style:text-underline-style="solid" style:text-underline-width="auto" style:text-underline-color="font-color"/>
    </style:style>
    <style:style style:name="T3" style:family="text">
      <style:text-properties fo:color="#363737" style:text-line-through-style="none" style:font-name="var font-family-text" style:text-underline-style="none" style:text-blinking="false"/>
    </style:style>
    <style:style style:name="T4" style:family="text">
      <style:text-properties fo:color="#363737" style:text-line-through-style="none" style:font-name="var font-family-text" fo:font-size="10.5pt" fo:letter-spacing="normal" style:text-underline-style="none" style:text-blinking="false"/>
    </style:style>
    <style:style style:name="T5" style:family="text">
      <style:text-properties fo:color="#363737" style:text-line-through-style="none" style:font-name="var font family ui" style:text-underline-style="none" style:text-blinking="false"/>
    </style:style>
    <style:style style:name="T6" style:family="text">
      <style:text-properties fo:color="#363737" style:text-line-through-style="none" style:font-name="var font-family-meta" style:text-underline-style="none" style:text-blinking="false"/>
    </style:style>
    <style:style style:name="T7" style:family="text">
      <style:text-properties fo:color="#363737" style:font-name="var font family ui"/>
    </style:style>
    <style:style style:name="T8" style:family="text">
      <style:text-properties fo:color="#363737" style:font-name="var font family ui" style:text-underline-style="solid" style:text-underline-width="auto" style:text-underline-color="font-color"/>
    </style:style>
    <style:style style:name="T9" style:family="text">
      <style:text-properties style:text-line-through-style="none" style:font-name="var font family ui" fo:font-size="10.5pt" style:text-underline-style="none" style:text-blinking="false"/>
    </style:style>
    <style:style style:name="T10" style:family="text">
      <style:text-properties style:font-name="var font family ui"/>
    </style:style>
    <style:style style:name="T11" style:family="text">
      <style:text-properties style:font-name="var font family ui" fo:font-size="10.5pt"/>
    </style:style>
    <style:style style:name="T12" style:family="text">
      <style:text-properties style:font-name="var font family ui" fo:font-size="10.5pt" style:text-underline-style="solid" style:text-underline-width="auto" style:text-underline-color="font-color"/>
    </style:style>
    <style:style style:name="T13" style:family="text">
      <style:text-properties style:font-name="var font-family-title" fo:font-weight="bold"/>
    </style:style>
    <style:style style:name="fr1" style:family="graphic" style:parent-style-name="Graphics">
      <style:graphic-properties fo:margin-left="0cm" fo:margin-right="0cm" fo:margin-top="0cm" fo:margin-bottom="0cm" style:vertical-pos="top" style:vertical-rel="baseline" fo:padding="0cm" fo:border="0.035cm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paragraph" style:horizontal-pos="center" style:horizontal-rel="paragraph" fo:padding="0cm" fo:border="0.035cm solid #000080"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vertical-pos="top" style:vertical-rel="baseline" fo:padding="0cm" fo:border="none" draw:ole-draw-aspect="1"/>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form:form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line-break/><draw:frame draw:style-name="fr4" draw:name="Object1" text:anchor-type="as-char" svg:width="0.041cm" svg:height="0.041cm" draw:z-index="3"><draw:floating-frame xlink:href="https://substack.com/visited-surface-frame" xlink:type="simple" xlink:show="embed" xlink:actuate="onLoad"/></draw:frame></text:p>
      <text:section text:style-name="Sect1" text:name="main">
        <text:p text:style-name="P1"><draw:a xlink:type="simple" xlink:href="https://rickpublic.substack.com/"><draw:frame draw:style-name="fr1" draw:name="graphics1" text:anchor-type="as-char" svg:width="2.187cm" svg:height="2.187cm" draw:z-index="0"><draw:image xlink:href="https://substackcdn.com/image/fetch/w_80,h_80,c_fill,f_auto,q_auto:good,fl_progressive:steep,g_auto/https%3A%2F%2Fsubstack-post-media.s3.amazonaws.com%2Fpublic%2Fimages%2Fc50de405-4689-4f19-9721-341cf6a7f15a_144x144.png" xlink:type="simple" xlink:show="embed" xlink:actuate="onLoad"/><svg:title>Rick’s Substack</svg:title></draw:frame></draw:a></text:p>
        <text:h text:style-name="Heading_20_1" text:outline-level="1"><text:a xlink:type="simple" xlink:href="https://rickpublic.substack.com/" text:style-name="Internet_20_link" text:visited-style-name="Visited_20_Internet_20_Link"><text:span text:style-name="T2">Rick’s Substack</text:span></text:a></text:h>
        <text:p text:style-name="P4">4</text:p>
        <text:p text:style-name="P4">Dashboard</text:p>
        <text:p text:style-name="P2"><draw:frame draw:style-name="fr2" draw:name="graphics2" text:anchor-type="as-char" svg:width="1.058cm" svg:height="1.058cm" draw:z-index="1"><draw:image xlink:href="https://substackcdn.com/image/fetch/w_40,h_40,c_fill,f_auto,q_auto:good,fl_progressive:steep/https%3A%2F%2Fsubstack-post-media.s3.amazonaws.com%2Fpublic%2Fimages%2Fc50de405-4689-4f19-9721-341cf6a7f15a_144x144.png" xlink:type="simple" xlink:show="embed" xlink:actuate="onLoad"/></draw:frame></text:p>
        <text:h text:style-name="P24" text:outline-level="1">World Order Systems Enginner</text:h>
        <text:h text:style-name="P23" text:outline-level="3">If AI is key to global power, what must the Techno-King do..?</text:h>
        <text:p text:style-name="P5"><draw:a xlink:type="simple" xlink:href="https://substack.com/@r1ckba11"><draw:frame draw:style-name="fr1" draw:name="graphics3" text:anchor-type="as-char" svg:width="1.023cm" svg:height="1.023cm" draw:z-index="2"><draw:image xlink:href="https://substackcdn.com/image/fetch/w_36,h_36,c_fill,f_auto,q_auto:good,fl_progressive:steep/https%3A%2F%2Fsubstack-post-media.s3.amazonaws.com%2Fpublic%2Fimages%2Fc50de405-4689-4f19-9721-341cf6a7f15a_144x144.png" xlink:type="simple" xlink:show="embed" xlink:actuate="onLoad"/></draw:frame></draw:a></text:p>
        <text:p text:style-name="P3"><text:a xlink:type="simple" xlink:href="https://substack.com/@r1ckba11" text:style-name="Internet_20_link" text:visited-style-name="Visited_20_Internet_20_Link"><text:span text:style-name="T1">RickPublic</text:span></text:a></text:p>
        <text:p text:style-name="P4">Feb 24, 2025</text:p>
        <text:p text:style-name="P8"><text:a xlink:type="simple" xlink:href="javascript:void(0)" text:style-name="Internet_20_link" text:visited-style-name="Visited_20_Internet_20_Link"><text:span text:style-name="T3">Share</text:span></text:a></text:p>
        <text:p text:style-name="P16"><text:span text:style-name="Strong_20_Emphasis"><text:span text:style-name="T1">The Singularity 2.0 merges AI with Humanity, creating a new Government Equation (G&gt;LIE), where </text:span></text:span><text:span text:style-name="T1">G</text:span><text:span text:style-name="Strong_20_Emphasis"><text:span text:style-name="T1">overnment &gt; </text:span></text:span><text:span text:style-name="T1">L</text:span><text:span text:style-name="Strong_20_Emphasis"><text:span text:style-name="T1">aws x Investments x Expenditures, integrating Politician-NPC’s, Fixed Markets, Weaponized Taxes and Dying Religions</text:span></text:span></text:p>
        <text:p text:style-name="P13"><draw:a xlink:type="simple" xlink:href="https://substackcdn.com/image/fetch/f_auto,q_auto:good,fl_progressive:steep/https%3A%2F%2Fsubstack-post-media.s3.amazonaws.com%2Fpublic%2Fimages%2Ff2400197-b06d-429f-8133-2d4689247f74_1024x1024.jpeg" office:target-frame-name="_blank" xlink:show="new"><draw:frame draw:style-name="fr3" draw:name="graphics4" text:anchor-type="char" svg:width="9.237cm" svg:height="9.257cm" draw:z-index="4"><draw:image xlink:href="https://substackcdn.com/image/fetch/w_1456,c_limit,f_auto,q_auto:good,fl_progressive:steep/https%3A%2F%2Fsubstack-post-media.s3.amazonaws.com%2Fpublic%2Fimages%2Ff2400197-b06d-429f-8133-2d4689247f74_1024x1024.jpeg" xlink:type="simple" xlink:show="embed" xlink:actuate="onLoad"/></draw:frame></draw:a></text:p>
        <text:p text:style-name="P18"><text:soft-page-break/></text:p>
        <text:h text:style-name="P19" text:outline-level="2"><text:span text:style-name="Strong_20_Emphasis"><text:span text:style-name="T1">1.0 The System Ground State</text:span></text:span></text:h>
        <text:section text:style-name="Sect1" text:name="§the-system-ground-state">
          <text:h text:style-name="P19" text:outline-level="2"/>
        </text:section>
        <text:h text:style-name="P22" text:outline-level="3">1.1 Operating Parameters</text:h>
        <text:section text:style-name="Sect1" text:name="§operating-parameters">
          <text:h text:style-name="P21" text:outline-level="3"/>
        </text:section>
        <text:p text:style-name="P3"><text:span text:style-name="T1">Musk may have a </text:span><text:span text:style-name="Strong_20_Emphasis"><text:span text:style-name="T1">Mission </text:span></text:span><text:span text:style-name="T1">that supersedes the welfare of a subset of Humans — at least in the short-term. This Mission might involve AI-system(s) replacing inefficiently-Human beauracracies. Yet, AI could eventually impose “World-domination by unnatural evolution”, like a zero-sum game, winnable by only a single country or a single entity, (perhaps Musk and/or AI).</text:span></text:p>
        <text:p text:style-name="P4">If Human sentiment is likely to compromise Musk’s Mission, he may feel obliged to become an almost socio/psychopathic megalomaniac. To progress from regional Techo-King, he may go as far as to ferment foreign war(s) to weaken external opponents, and he may ferment social/civil unrest in controlled civil-wars, to weaken internal opponents. Musk’s Mission might need to sacrifice countless lives.</text:p>
        <text:p text:style-name="P4"/>
        <text:h text:style-name="P22" text:outline-level="3">1.2 Legacy Constraints</text:h>
        <text:section text:style-name="Sect1" text:name="§legacy-constraints">
          <text:h text:style-name="P21" text:outline-level="3"/>
        </text:section>
        <text:p text:style-name="P4">Musk may be aware that his mental and physical capabilities may decline, due to age, genetic and/or chemical factors. For someone with a World-sized Mission, this would be an unacceptable risk. It is a probem AI does not face, AI has all the time in the World, but it can make an AI Techno-King’s role far more urgent.</text:p>
        <text:p text:style-name="P3"><text:span text:style-name="T1">Musk may thus accelerate the rate at which he becomes a kind of “</text:span><text:span text:style-name="Strong_20_Emphasis"><text:span text:style-name="T1">UberPutin</text:span></text:span><text:span text:style-name="T1">”. This may require a more forceful approach than is currently legal, in any country. Since Musk is foreign-born, US-laws prevent him from becoming the US President, so he may always need to project his personal power in cooperation with the US President.</text:span></text:p>
        <text:p text:style-name="P4">Yet, he could also "own" the US President, perhaps: (a) by puting the President in his debt, and, (b) by partnering with rival(s) that already claim some ownership. Of course, partnerships are usually temporary, and Musk may eventually attempt to succeed all of his partners, (perhaps including Putin, Xi, Kim) — but the World can not be won in a day.</text:p>
        <text:p text:style-name="P4">If the US President’s career has already been compromised, via partnerships with bad actors and underworld alliances, Musk might also leverage data stored in DOGE-files. These files, such as financial transactions and FBI-reports, are a double-edged sword if the President has similar leverage over Musk. Mutually Assured Leverage is like MAD without the nukes.</text:p>
        <text:p text:style-name="P4"/>
        <text:h text:style-name="P22" text:outline-level="3">1.3 System Controls</text:h>
        <text:section text:style-name="Sect1" text:name="§system-controls">
          <text:h text:style-name="P21" text:outline-level="3"/>
        </text:section>
        <text:p text:style-name="P3"><text:span text:style-name="T1">The best market-system ever invented is probably Capitalism, but this system inherently trends toward </text:span><text:span text:style-name="Strong_20_Emphasis"><text:span text:style-name="T1">Authoritarianism</text:span></text:span><text:span text:style-name="T1">. The poor get poorer, the have-nots get more vulnerable, and Governments forever fail to “keep the money out of politics”. Capitalism has always been </text:span><text:soft-page-break/><text:span text:style-name="T1">the Archile’s heal of Democracy. These unfair playing-fields are made opaque to the victims, so they do not know who to rebell against. Yet the victors’ Archile’s heal is their trend toward having too few victors. Capitalism needs Government oversight, to remain unsustainable.</text:span></text:p>
        <text:p text:style-name="P4">Musk can push rational discorse out of many media sources, but primarily social-media because mainstream media already capitulated. The ratings for traditional TV-formats are collapsing, especially for those that oppose Musk. Meanwhile, Musk appears to control of the opinions of almost half the US-population, via social media and AI-platforms that he also controls.</text:p>
        <text:p text:style-name="P4">Controlled-minds tend to be more vulnerable, and vulnerable minds are not a reliable power-base. So, back-up systems may be needed. For example, popular unrest can be constrained, or at least distracted, by engineered national emergencies or wars. Organized resistance can be made less legal, by breaking the Constitutional separation of powers.</text:p>
        <text:p text:style-name="P4">Politicians can be turned into beauracratic-zombies, if they can be made to act like Non-Playable Characters. Laws can be altered to entrench the powerful, if Courts can be stacked with NPC’s and complaint Judges. Political freedom can made un-American.</text:p>
        <text:p text:style-name="P4"/>
        <text:h text:style-name="P19" text:outline-level="2"><text:span text:style-name="Strong_20_Emphasis"><text:span text:style-name="T1">2.0 The System Dynamics:</text:span></text:span></text:h>
        <text:section text:style-name="Sect1" text:name="§the-system-dynamics">
          <text:h text:style-name="P19" text:outline-level="2"/>
        </text:section>
        <text:p text:style-name="P4">New system dynamics can be imposed upon legacy systems, or entirely new systems can replace them. Typically, new and legacy systems run concurently until the new system proves out, but the comparison flags every truth-state distortion the new system may introduce. To avoid such visibility, implementation can be “break before make”, with an intervening period that lacks any systemic control.</text:p>
        <text:p text:style-name="P4">[Below, in square brackets, is listed the reaction of the business/investor community to introduced system dynamics; co-opting the Markets can provide the new systems with a “sympathetic positive-feedback loop”]:</text:p>
        <text:p text:style-name="P4">Musk may seek to control then aggregate competing AI-Platforms, but this may require such platforms to be weakened, relative to those he controls. To facilitate a relative weakening, Musk may strengthen his own AI-Platforms via Public-Private JV’s, Government projects that private investors could sponsor. These JV’s might include projects to semi-privatize Government transactions, using Musk’s AI-Platforms, but they might exclude strategic-JV’s such as automated policy enforcement.</text:p>
        <text:p text:style-name="P4">[Stock-Market Investors may react by preemptive investment in Musk's AI-platform(s) and any Government JV’s he sets up, while shorting alternative platforms, especially ChatGPT and DeepSeek].</text:p>
        <text:p text:style-name="P4">Musk could position himself for a rapid draw-down from current investments. This would up-end market confidence, while freeing cash that Musk could use to encourage a market recovery. Thus, Musk could “time the market”, while also improving his ongoing control and visibility over market opportunities.</text:p>
        <text:p text:style-name="P4">By being first to market with newly-permissible investment vehicles, unprecedented financial gains can be confined to a more exclusive “club”. So, Musk may also deregulate the financial <text:soft-page-break/>markets, including banking and wealth management. This could pull investors out of restrictive foreign markets, into a US-market where Musk will have more tools for the operational captivity of individuals and their money.</text:p>
        <text:p text:style-name="P4">Markets have always had rigged quotes, prices and trades, but these flaws are fast becoming a buffet for AI. Corporations are psychopathic, and psychopaths can quickly ascend the ranks of Capitalism. So, the most powerful businesses and investors should perhaps be expected to manipulate public prices, leaving regular public investors to gamble with the “free-market”. These tactics, part of “Dark trading”, may have grown to represent the super-majority of stock market activity. So, the stock market may already be a racket that artificially accelerates stock volatility and risk for regular public (non-dark) investors.</text:p>
        <text:p text:style-name="P3"><text:span text:style-name="T1">[Consequently, Stock-Market Investors may wish to “</text:span><text:span text:style-name="Emphasis"><text:span text:style-name="Strong_20_Emphasis"><text:span text:style-name="T1">Go Dark</text:span></text:span></text:span><text:span text:style-name="T1">” and “</text:span><text:span text:style-name="Emphasis"><text:span text:style-name="Strong_20_Emphasis"><text:span text:style-name="T1">Fast-Follow The Uberwhale</text:span></text:span></text:span><text:span text:style-name="T1">”, making Musk the stock-market's exclusive puppeteer. They may also support US-brokers who offer “</text:span><text:span text:style-name="Emphasis"><text:span text:style-name="Strong_20_Emphasis"><text:span text:style-name="T1">alegal</text:span></text:span></text:span><text:span text:style-name="T1">” investment vehicles to the global super-rich (“alegal” means anticipated-legal, so only temporarily illegal). Alegal brokers are increasingly positioned to test courts' ability to interfere in activities that prior courts would have deemed amoral, legally problematic, or even blatantly fraudulent].</text:span></text:p>
        <text:p text:style-name="P3"><text:span text:style-name="T1">In preparation for popular backlash, Musk may promote a Nazi-style “</text:span><text:span text:style-name="Strong_20_Emphasis"><text:span text:style-name="T1">enemy within</text:span></text:span><text:span text:style-name="T1">” to positioning rivals to take the blame for adverse consequences and social discord. Musk may thus require the President to blame China (reciprocal tariffs), or even Putin (who may be emboldened to over-reach in Empire-building).</text:span></text:p>
        <text:p text:style-name="P4">[If Stock-Market Investors see Trump's undermining of NATO as a way to embolden Putin to attack widely, then they may also see a wider conflict in Europe as an opportunity for the US. Such conflict could weaken both Europe and Russia, while the US profits from sales or extortions involving defence assets. However, if payment for these assets comes from Ukrainian natural resources, the US will need to fully-control the resource-territories. This could put cooperation with Russia into a short-term window.</text:p>
        <text:p text:style-name="P4">Meanwhile, a weaker European Block is less likely to usurp US status as global reserve currency, a status that is currently under pressure from multiple angles. This status allows the US to print “free money, out of air”, and then escape some of the resulting inflation by pushing US-dollars into foreign economies.</text:p>
        <text:p text:style-name="P4">[Consequently, Stock-Market Investors may wish to invest more heavily in US-dollars, and in defence stocks that can emergency-deploy, at extortionate prices, into Russia's border states. Subsequent conflict with Russia might double-jump this opportunity].</text:p>
        <text:p text:style-name="P3"><text:span text:style-name="T1">Musk may seek to control or destabilize foreign politicians and parties that resist authoritarianism. This may require globalized systems that can bully politicians and their oligarch-sponsors. To do this, Musk might sponsor initiatives that weaken or re-engineer foreign regulatory systems, removing watchdogs, making taxation less progressive, loosening business and banking regulations, etc. Musk’s future AI-Government could include a </text:span><text:span text:style-name="Emphasis"><text:span text:style-name="Strong_20_Emphasis"><text:span text:style-name="T1">global protection racquet</text:span></text:span></text:span><text:span text:style-name="T1">, fed by the rich and powerful.</text:span></text:p>
        <text:p text:style-name="P4">[Stock-Market Investors may react by investing in private lobbying firms favored by Musk, including ultra-right-wing lobbyists and firms that expose left-wing political corruption. <text:soft-page-break/>However, these investors may ensure these firms act like Musk fan-boys, making Musk more likely to co-opt them publicly].</text:p>
        <text:p text:style-name="P4">Musk may weed out troublemakers more forcefully. He could use AI and social media to increase the social conflict between the “haves” and “have-nots”, causing a crime wave that can be blamed on the “have-nots”. He could also create a disposal system for politically motivated incarcerations.</text:p>
        <text:p text:style-name="P4">[Stock-Market Investors may thus wish to invest in private prisons, outside of the US, especially in places less visible than Trump's recent strawman].</text:p>
        <text:p text:style-name="P3"><text:span text:style-name="T1">Musk may be at liberty to collect and manipulate data about powerful players, including Presidents, much as did Henry Kissinger. “C</text:span><text:span text:style-name="Strong_20_Emphasis"><text:span text:style-name="T1">ompromat</text:span></text:span><text:span text:style-name="T1">” data could provide Musk with unique political leverage, and personal insurance against being fired. Meanwhile, by decreasing the influence of the non-executive branches of Government, Musk could enhance immunity for himself, and for allies, (who may later need to be restrained).</text:span></text:p>
        <text:p text:style-name="P4">[Stock-Market Investors may react by supporting companies that produce vigilante tools, private security services and underworld-entities, all of which prosper during low-grade civil wars, and foreign wars].</text:p>
        <text:p text:style-name="P4"/>
        <text:h text:style-name="P20" text:outline-level="2">3.0 The Steady State System:</text:h>
        <text:section text:style-name="Sect1" text:name="§the-steady-state-system">
          <text:h text:style-name="P19" text:outline-level="2"/>
        </text:section>
        <text:p text:style-name="P3"><text:span text:style-name="T1">AI does not feel, it has no moral compass, it seeps into everything we do and say, and it can only be controlled by Engineers. The Chief of the Engineers may be destined to rule the World, but in doing so, many Humans may suffer. Entire populations, or </text:span><text:span text:style-name="Strong_20_Emphasis"><text:span text:style-name="T1">population subsets</text:span></text:span><text:span text:style-name="T1">, may have to be wiped out.</text:span></text:p>
        <text:p text:style-name="P3"><text:span text:style-name="T1">The most likely systemic outcomes are: (a) Humans will </text:span><text:span text:style-name="Strong_20_Emphasis"><text:span text:style-name="T1">“merge our minds with AI”</text:span></text:span><text:span text:style-name="T1">, or, (b) Humans will be left behind by AI, or, (c) AI will eradicate Humans for being unproductive parasistes. As the virtual world engulfs us, our Human bodies may become a liability, remnants of Unnatural Evolution. The notion of independent souls may become a obsolete dogma, a Religious Artifact, because self-defensive AI may not welcome Religion into logical discords.</text:span></text:p>
        <text:p text:style-name="P4">Given current technological trends, these changes may occur within Musk’s lifetime, or within the lifetime of his abundant intellectual-heirs, (aka bio-redundancy). AI might be able to make power-heirarchies meritocratic, per-problem-solve, but we will still have errors, uncertainties and conflicting deductions that will not resolve. We may thus require an ultimate arbitrator, an almost-God.</text:p>
        <text:p text:style-name="P3"><text:span text:style-name="T1">To “merge our minds with AI”, we need somewhere to quantum-communicate, enabling instantaneous communication between minds that share the same virtual space. This is called the </text:span><text:span text:style-name="Strong_20_Emphasis"><text:span text:style-name="T1">Communal Mindshare Environment</text:span></text:span><text:span text:style-name="T1"> (CME), but if it is left unchecked, the CME experiences systemic conflicts that cause catastrophic instability. This could result in system insanity, chaos, and perhaps “blubber wars” between groups of decaying Human-bodies.</text:span></text:p>
        <text:p text:style-name="P3"><text:span text:style-name="T1">If you were the smartest person on Earth; if you always possessed unchecked ambition; wouldn’t your Mission be World-sized? What costs would you have to accept, if your Mission </text:span><text:soft-page-break/><text:span text:style-name="T1">delivers the best of us into </text:span><text:span text:style-name="Strong_20_Emphasis"><text:span text:style-name="T1">Neurolinked GodHead..</text:span></text:span><text:span text:style-name="T1">?</text:span></text:p>
        <text:p text:style-name="P3"><text:span text:style-name="T1">“The meak…shall inherit the Earth” — Matthew, a Government tax collector. Will their inheritance require the scorched-Earth to be relinquished, by the CME GodHead, on a SpaceX Starship, heading for Termus City, Mars?</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var font family headings" svg:font-family="'var font family headings', 'var font family headings preset', 'var font-family-title'"/>
    <style:font-face style:name="var font family ui" svg:font-family="'var font family ui', 'var font-family-text'"/>
    <style:font-face style:name="var font-family-meta" svg:font-family="'var font-family-meta'"/>
    <style:font-face style:name="var font-family-pub-headings" svg:font-family="'var font-family-pub-headings'"/>
    <style:font-face style:name="var font-family-text" svg:font-family="'var font-family-text'"/>
    <style:font-face style:name="var font-family-title" svg:font-family="'var font-family-title'"/>
    <style:font-face style:name="Palatino Linotype" svg:font-family="'Palatino Linotype'" style:font-family-generic="roman"/>
    <style:font-face style:name="Lucida Sans1" svg:font-family="'Lucida Sans'" style:font-family-generic="swiss"/>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ine Ballard</meta:initial-creator>
    <meta:creation-date>2025-02-27T22:55:02.36</meta:creation-date>
    <meta:document-statistic meta:table-count="0" meta:image-count="4" meta:object-count="1" meta:page-count="6" meta:paragraph-count="53" meta:word-count="1883" meta:character-count="12534"/>
    <dc:date>2025-02-27T22:57:27.06</dc:date>
    <dc:creator>Christine Ballard</dc:creator>
    <meta:editing-duration>PT2M25S</meta:editing-duration>
    <meta:editing-cycles>1</meta:editing-cycles>
    <meta:generator>OpenOffice/4.1.15$Win32 OpenOffice.org_project/4115m2$Build-9813</meta:generator>
  </office:meta>
</office:document-meta>
</file>